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3774" officeooo:paragraph-rsid="00153774"/>
    </style:style>
    <style:style style:name="P2" style:family="paragraph" style:parent-style-name="Standard">
      <style:text-properties officeooo:rsid="001643de" officeooo:paragraph-rsid="001643de"/>
    </style:style>
    <style:style style:name="P3" style:family="paragraph" style:parent-style-name="Standard">
      <style:text-properties officeooo:rsid="00153774" officeooo:paragraph-rsid="0019934b"/>
    </style:style>
    <style:style style:name="P4" style:family="paragraph" style:parent-style-name="Standard">
      <style:text-properties officeooo:rsid="00153774" officeooo:paragraph-rsid="001ba26e"/>
    </style:style>
    <style:style style:name="P5" style:family="paragraph" style:parent-style-name="Standard">
      <style:text-properties fo:font-weight="bold" officeooo:rsid="00153774" officeooo:paragraph-rsid="00153774" style:font-weight-asian="bold" style:font-weight-complex="bold"/>
    </style:style>
    <style:style style:name="P6" style:family="paragraph" style:parent-style-name="Standard">
      <style:text-properties officeooo:rsid="001adf63" officeooo:paragraph-rsid="001adf63"/>
    </style:style>
    <style:style style:name="T1" style:family="text">
      <style:text-properties officeooo:rsid="0019934b"/>
    </style:style>
    <style:style style:name="T2" style:family="text">
      <style:text-properties fo:font-weight="bold" style:font-weight-asian="bold" style:font-weight-complex="bold"/>
    </style:style>
    <style:style style:name="T3" style:family="text">
      <style:text-properties fo:font-weight="normal" officeooo:rsid="001adf63" style:font-weight-asian="normal" style:font-weight-complex="normal"/>
    </style:style>
    <style:style style:name="T4" style:family="text">
      <style:text-properties fo:font-weight="normal" officeooo:rsid="001ba26e" style:font-weight-asian="normal" style:font-weight-complex="normal"/>
    </style:style>
    <style:style style:name="T5" style:family="text">
      <style:text-properties officeooo:rsid="001ba26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ontext:</text:span> Cloud based JS app</text:p>
      <text:p text:style-name="P3"><text:span text:style-name="T2">Problem:</text:span> specifying security Policies for interacting cloud apps (transfer of capability) </text:p>
      <text:p text:style-name="P6">There already exist some tools to define policies, but I would focus more on the problems of having multiple users and having different rules for each of them. </text:p>
      <text:p text:style-name="P6">Caja en ses already exists</text:p>
      <text:p text:style-name="P3"><text:span text:style-name="T1">example?</text:span></text:p>
      <text:p text:style-name="P3"/>
      <text:p text:style-name="P5">Why is it a problem: <text:s/><text:span text:style-name="T3">First of all it is important to be able to define rules so you can modify the restriction to what you really need. Second part of the problem, there is for the moment no way to easy define and uphold rules that could be different for every user. </text:span></text:p>
      <text:p text:style-name="P5">why is it important: <text:span text:style-name="T4">Give example of passing coupon</text:span></text:p>
      <text:p text:style-name="P5">what is the solution: <text:span text:style-name="T4">Create different modules and check the borders</text:span></text:p>
      <text:p text:style-name="P4"><text:span text:style-name="T2">why your solution is better:</text:span> </text:p>
      <text:p text:style-name="P4"/>
      <text:p text:style-name="P4">- problem focused evaluation</text:p>
      <text:p text:style-name="P1">- <text:s/>lines of code</text:p>
      <text:p text:style-name="P1">- performance</text:p>
      <text:p text:style-name="P1"/>
      <text:p text:style-name="P1"/>
      <text:p text:style-name="P1"/>
      <text:p text:style-name="P2">The general aim of this thesis is to investigate language extensions for expressing application-specific security policies of rich mobile applicatons written in AmbientJS. <text:s/>First, we need to study the basic policies we want programmers to be able to express. To this end, we can start from existing solutions and frameworks for security such as Google Caja. <text:s/>Then, we need to express our catalog of basic security policies using meta-level engineering. To this end, we can start from prior research at the Software Languages Lab which studied the use of reflection to express language-enforced invariant associated with objects resulting in the new Proxy API for JavaScript[5].</text:p>
      <text:p text:style-name="P2"/>
      <text:p text:style-name="P2">We foresse that the outcome of the thesis will be (1) a library in JavaScript providing a number of security policies build on top of (2) an infrastructural level based on the Proxy API which takes care of policy enforcement at runtime, allows policies to be composed and leverages their compatibility ( ie. policies should not contradict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mathieu </meta:initial-creator>
    <meta:creation-date>2015-12-09T12:05:44.623562063</meta:creation-date>
    <dc:date>2015-12-10T13:20:50.417257586</dc:date>
    <dc:creator>demathieu </dc:creator>
    <meta:editing-duration>PT20H42M39S</meta:editing-duration>
    <meta:editing-cycles>3</meta:editing-cycles>
    <meta:generator>LibreOffice/4.4.3.2$Linux_X86_64 LibreOffice_project/40m0$Build-2</meta:generator>
    <meta:document-statistic meta:table-count="0" meta:image-count="0" meta:object-count="0" meta:page-count="1" meta:paragraph-count="14" meta:word-count="302" meta:character-count="1812" meta:non-whitespace-character-count="1516"/>
  </office:meta>
</office:document-meta>
</file>